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295cm" draw:marker-end-width="0.295cm" draw:fill="solid" draw:fill-color="#000000" draw:textarea-horizontal-align="justify" draw:textarea-vertical-align="middle" draw:auto-grow-height="false" fo:min-height="0.126cm" fo:min-width="1.582cm" fo:padding-top="0.14cm" fo:padding-bottom="0.14cm" fo:padding-left="0.265cm" fo:padding-right="0.265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="solid" draw:fill-color="#000000"/>
      <style:paragraph-properties fo:text-align="center"/>
      <style:text-properties fo:color="#ffffff" fo:font-size="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color="#ffffff" fo:font-size="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12cm" svg:height="0.406cm" draw:transform="skewX (-0.00191986217719376) rotate (-0.00296705972839042) translate (0.183cm 2.593cm)">
          <text:p text:style-name="P1"><text:span text:style-name="T1">Ta D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0.188cm 0.79cm)">
          <text:p text:style-name="P1"><text:span text:style-name="T1">Trommelwir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0.183cm 1.394cm)">
          <text:p text:style-name="P1"><text:span text:style-name="T1">Buzz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0.183cm 1.995cm)">
          <text:p text:style-name="P1"><text:span text:style-name="T1">Ooooo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2.483cm 1.998cm)">
          <text:p text:style-name="P1"><text:span text:style-name="T1">Wit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2.483cm 1.399cm)">
          <text:p text:style-name="P1"><text:span text:style-name="T1">Trommelwir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2.483cm 0.8cm)">
          <text:p text:style-name="P1"><text:span text:style-name="T1">Jeopar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2.483cm 1.4cm)">
          <text:p text:style-name="P1"><text:span text:style-name="T1">Peitsch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2.483cm 2.594cm)">
          <text:p text:style-name="P1"><text:span text:style-name="T1">Fanfa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27T07:30:30.877000000</dc:date>
    <meta:editing-duration>PT33M34S</meta:editing-duration>
    <meta:editing-cycles>8</meta:editing-cycles>
    <meta:generator>LibreOffice/5.3.7.2$Windows_X86_64 LibreOffice_project/6b8ed514a9f8b44d37a1b96673cbbdd077e24059</meta:generator>
    <meta:document-statistic meta:object-count="9"/>
  </office:meta>
</office:document-meta>
</file>